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color="#000000"/>
    </style:style>
    <style:style style:name="T1"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 Observations and Data Reduction</text:p>
      <text:p text:style-name="Standard"/>
      <text:p text:style-name="Standard">The data were acquired with the 15 element CARMA (Combined Array for Research in Millimeter-wave Astronomy) interferometer which is located at <text:span text:style-name="T1">Cedar Flat in eastern California and consists of nine 6.1 m antennas and six 10.4 m antennas. Table 1 summarizes our various tracks of millimeter observations which span the period 2007 May - 2009 November. The observations consist of on source profiles of the $\rm{{}^{12}}$C$\rm{{}^{16}}$O (J=2-1) line in the C, D and E array configurations. The baseline length spans over 30-350 m (C array), 11-150 m (D array) and 8-66 m (E array) providing angular resolutions of 0.8’’, 1.8’’ and 4’’ respectively at 1.3 mm. </text:span></text:p>
      <text:p text:style-name="P1"/>
      <text:p text:style-name="P1">The receivers were tuned to the $\rm{{}^{12}}$C$\rm{{}^{16}}$O (J=2-1) line which has a rest frequency of 230.53 GHz (1.3 mm). The CARMA correlator takes measurements in three separate bands, each having an upper and lower sideband. One band was set to the low resolution 468 MHz <text:s text:c="2"/>(with 15 channels) mode to observe continuum emission and was centered on the line. The other two bands were configured with 62 MHz and 31 MHz bandwidth across 63 channels (with a resolution of 1.3 km s$\rm{{}^{-1}}$ and 0.65 km s$\rm{{}^{-1}}$ respectively) and were also centered on the line. The line was measured in the upper sideband in the C and E array and in the lower sideband in the D array.</text:p>
      <text:p text:style-name="P1"/>
      <text:p text:style-name="P1">Bandpass and phase calibration were performed using 3C120 and 0530+135. 0532+075 was used as a secondary phase calibrator to determine the quality of the phase transfer from the primary phase calibrator. The observing sequence was to integrate on the primary phase calibrator for $\sim$ 2.5 minutes, the target for $\sim$ 18 minutes, and the secondary phase calibrator for $\sim$ 2.5 minutes. The cycle was repeated for each track which lasted between $\sim$ 1.5 hours and 5 hours. Absolute flux calibration was carried out using the bandpass and phase calibrators in the continuously updated CARMA flux catalog.</text:p>
      <text:p text:style-name="P1"/>
      <text:p text:style-name="P1">The raw data was initially Hanning smoothed using MIRIAD and then exported into FITS format so that it could be analyzed with the CASA (Common Astronomy Software Applications (\citep{xxx})) data reduction package. All calibration and imaging was carried out using CASA. The image cubes <text:s/>were multi-scale CLEANed down to the 3.0$\sigma$ threshold using natural weighting and were corrected for primary beam attenuation, unless otherwise stated below. The \textit{multiscale} parameter within CASA was set to four different scales; the largest corresponding to the the largest structures visible in individual channel maps. Each scale was approximately set to three times larger than the preceding sca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mon O'Gorman</meta:initial-creator>
    <meta:creation-date>2011-08-05T11:45:14</meta:creation-date>
    <dc:date>2011-08-09T16:55:54</dc:date>
    <dc:creator>Eamon O'Gorman</dc:creator>
    <meta:editing-duration>PT04H30M37S</meta:editing-duration>
    <meta:editing-cycles>7</meta:editing-cycles>
    <meta:generator>OpenOffice.org/3.1$Unix OpenOffice.org_project/310m19$Build-9420</meta:generator>
    <meta:document-statistic meta:table-count="0" meta:image-count="0" meta:object-count="0" meta:page-count="1" meta:paragraph-count="5" meta:word-count="428" meta:character-count="2692"/>
  </office:meta>
</office:document-meta>
</file>